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4045213274179488613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895997655733491677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Wed 2/15/2017 <text:span text:style-name="T1">7.5 miles</text:span></text:p>
      <text:p text:style-name="P22">I ran and walked 7.5 miles on hilly roads in 1:27:41 or 11:41/mile. <text:s text:c="2"/>I walked 14 times for a total of about 1.5 miles of walking and 6 miles of running.</text:p>
      <text:p text:style-name="P22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5T14:22:48.04</dc:date>
    <dc:creator>James Lombardi</dc:creator>
    <meta:editing-duration>PT12H12M45S</meta:editing-duration>
    <meta:editing-cycles>73</meta:editing-cycles>
    <meta:document-statistic meta:table-count="0" meta:image-count="0" meta:object-count="0" meta:page-count="19" meta:paragraph-count="611" meta:word-count="6692" meta:character-count="33198"/>
  </office:meta>
</office:document-meta>
</file>